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07cm" fo:margin-left="0.116cm" table:align="left"/>
    </style:style>
    <style:style style:name="Table1.A" style:family="table-column">
      <style:table-column-properties style:column-width="8.387cm"/>
    </style:style>
    <style:style style:name="Table1.B" style:family="table-column">
      <style:table-column-properties style:column-width="8.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text-properties officeooo:paragraph-rsid="00177e5d"/>
    </style:style>
    <style:style style:name="P2" style:family="paragraph" style:parent-style-name="Standard">
      <style:text-properties officeooo:paragraph-rsid="00177e5d"/>
    </style:style>
    <style:style style:name="P3" style:family="paragraph" style:parent-style-name="Standard">
      <style:text-properties officeooo:rsid="001817f7" officeooo:paragraph-rsid="001817f7"/>
    </style:style>
    <style:style style:name="P4" style:family="paragraph" style:parent-style-name="Standard" style:list-style-name="L3">
      <style:text-properties officeooo:paragraph-rsid="001817f7"/>
    </style:style>
    <style:style style:name="P5" style:family="paragraph" style:parent-style-name="Standard">
      <style:text-properties officeooo:paragraph-rsid="001817f7"/>
    </style:style>
    <style:style style:name="P6" style:family="paragraph" style:parent-style-name="Standard" style:list-style-name="L4">
      <style:text-properties officeooo:paragraph-rsid="001817f7"/>
    </style:style>
    <style:style style:name="P7" style:family="paragraph" style:parent-style-name="Standard" style:list-style-name="L5">
      <style:text-properties officeooo:paragraph-rsid="001817f7"/>
    </style:style>
    <style:style style:name="P8" style:family="paragraph" style:parent-style-name="Standard" style:list-style-name="L6">
      <style:text-properties officeooo:paragraph-rsid="001817f7"/>
    </style:style>
    <style:style style:name="P9" style:family="paragraph" style:parent-style-name="Standard" style:list-style-name="L7">
      <style:text-properties officeooo:paragraph-rsid="0018e093"/>
    </style:style>
    <style:style style:name="P10" style:family="paragraph" style:parent-style-name="Standard">
      <style:text-properties officeooo:paragraph-rsid="0018e093"/>
    </style:style>
    <style:style style:name="P11" style:family="paragraph" style:parent-style-name="Standard" style:list-style-name="L8">
      <style:text-properties officeooo:paragraph-rsid="001a80f2"/>
    </style:style>
    <style:style style:name="P12" style:family="paragraph" style:parent-style-name="Standard">
      <style:text-properties officeooo:paragraph-rsid="001a80f2"/>
    </style:style>
    <style:style style:name="T1" style:family="text">
      <style:text-properties officeooo:rsid="00177e5d"/>
    </style:style>
    <style:style style:name="T2" style:family="text">
      <style:text-properties officeooo:rsid="001817f7"/>
    </style:style>
    <style:style style:name="T3" style:family="text">
      <style:text-properties officeooo:rsid="0018e093"/>
    </style:style>
    <style:style style:name="T4" style:family="text">
      <style:text-properties officeooo:rsid="001a80f2"/>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43667882239735615" text:style-name="L1">
        <text:list-item>
          <text:p text:style-name="P1"><text:span text:style-name="T1">Can a Project Manager be a Scrum Master? Why or How?</text:span></text:p>
        </text:list-item>
      </text:list>
      <text:p text:style-name="P2"/>
      <text:p text:style-name="P2"><text:span text:style-name="T1">Yes, a project manager can become a scrum master but it depends on the mindset of the project manager and has also done a specialized course to become a scrum master. </text:span></text:p>
      <text:p text:style-name="P3">The mindset of the PM should be that he should be ready to accept his role as a </text:p>
      <text:list xml:id="list6723218942908736291" text:style-name="L3">
        <text:list-item>
          <text:p text:style-name="P4"><text:span text:style-name="T2">coach,</text:span></text:p>
        </text:list-item>
      </text:list>
      <text:list xml:id="list5483178802681718349" text:style-name="L4">
        <text:list-item>
          <text:p text:style-name="P6"><text:span text:style-name="T2">consultant,and </text:span></text:p>
        </text:list-item>
      </text:list>
      <text:list xml:id="list1277820741773869451" text:style-name="L5">
        <text:list-item>
          <text:p text:style-name="P7"><text:span text:style-name="T2">facilitator </text:span></text:p>
        </text:list-item>
      </text:list>
      <text:p text:style-name="P3">rather than a leader,manager or an authorative figure controlling all the functions.</text:p>
      <text:p text:style-name="P3"/>
      <text:list xml:id="list9188920950466150716" text:style-name="L6">
        <text:list-item>
          <text:p text:style-name="P8"><text:span text:style-name="T2">Can a Scrum Master be a Product Owner? Why or How?</text:span></text:p>
        </text:list-item>
      </text:list>
      <text:p text:style-name="P5"/>
      <text:p text:style-name="P3">No, a scrum master cannot be a product owner. It is because if a person is a scrum master as well as a product owner, it will contradict his decisions because a product owner is also a representative from the client side,while a scrum master is a consultanat or a coach to the development team.</text:p>
      <text:p text:style-name="P3"/>
      <text:p text:style-name="P3">While facing a scenario where the <text:span text:style-name="T3">sprint backlog can not be completed on time,the scrum master has to report this to the product owner about the difficulties that are being faced, if the a scrum master is a product owner he won’t be able to take a correct decision in that scenario as any decision will contradict atleast one of the roles.</text:span></text:p>
      <text:p text:style-name="P3"/>
      <text:list xml:id="list8125466202767186574" text:style-name="L7">
        <text:list-item>
          <text:p text:style-name="P9"><text:span text:style-name="T3">A member of the Scrum team does not want to participate in the sprint planning meetings but considers them a waste of time. How do you, as a Scrum Master, deal with that attitude?</text:span></text:p>
        </text:list-item>
      </text:list>
      <text:p text:style-name="P10"/>
      <text:p text:style-name="P10">If such a scenario happens, being a scrum master my role is to facilitate the ceremonies, remove impediments and develop the team. I will talk and explain the member about the importance that how sprint planning meetings will help us deceide what will be done in the sprints and also if there is any changes to the existing product developed as the Product Owner(PO) will also be present who address any issues and in the planning meeting it will be decided what will be done in the following sprint, he being the member of the team should not only be present, but also provide inputs if has for the project.</text:p>
      <text:p text:style-name="P10"/>
      <text:list xml:id="list19651140975804290" text:style-name="L8">
        <text:list-item>
          <text:p text:style-name="P11"><text:span text:style-name="T4">What is the difference between the Product Backlog and Sprint Backlog?Justify with example.</text:span></text:p>
        </text:list-item>
      </text:list>
      <text:p text:style-name="P12"/>
      <text:p text:style-name="P12"/>
      <table:table table:name="Table1" table:style-name="Table1">
        <table:table-column table:style-name="Table1.A"/>
        <table:table-column table:style-name="Table1.B"/>
        <table:table-row>
          <table:table-cell table:style-name="Table1.A1" office:value-type="string">
            <text:p text:style-name="Table_20_Contents">Product backlog</text:p>
          </table:table-cell>
          <table:table-cell table:style-name="Table1.B1" office:value-type="string">
            <text:p text:style-name="Table_20_Contents">Sprint Backlog</text:p>
          </table:table-cell>
        </table:table-row>
        <table:table-row>
          <table:table-cell table:style-name="Table1.A2" office:value-type="string">
            <text:p text:style-name="Table_20_Contents">It is a list of all product features</text:p>
          </table:table-cell>
          <table:table-cell table:style-name="Table1.B2" office:value-type="string">
            <text:p text:style-name="Table_20_Contents">It is a subset of a product backlog</text:p>
          </table:table-cell>
        </table:table-row>
        <table:table-row>
          <table:table-cell table:style-name="Table1.A2" office:value-type="string">
            <text:p text:style-name="Table_20_Contents">Product backlog uses story points to estimate tasks</text:p>
          </table:table-cell>
          <table:table-cell table:style-name="Table1.B2" office:value-type="string">
            <text:p text:style-name="Table_20_Contents">Sprint backlog uses hours to estimate tasks instead of user story points</text:p>
          </table:table-cell>
        </table:table-row>
        <table:table-row>
          <table:table-cell table:style-name="Table1.A2" office:value-type="string">
            <text:p text:style-name="Table_20_Contents">Maintained by or at the discretion of the Product Owner</text:p>
          </table:table-cell>
          <table:table-cell table:style-name="Table1.B2" office:value-type="string">
            <text:p text:style-name="Table_20_Contents">Maintained by the Development Team</text:p>
          </table:table-cell>
        </table:table-row>
        <table:table-row>
          <table:table-cell table:style-name="Table1.A2" office:value-type="string">
            <text:p text:style-name="Table_20_Contents">It is revised weekly</text:p>
          </table:table-cell>
          <table:table-cell table:style-name="Table1.B2" office:value-type="string">
            <text:p text:style-name="Table_20_Contents">It is revised daily</text:p>
          </table:table-cell>
        </table:table-row>
      </table:table>
      <text:p text:style-name="P12"/>
      <text:p text:style-name="P12"/>
      <text:p text:style-name="P12">Example:</text:p>
      <text:p text:style-name="P12"/>
      <text:p text:style-name="P12">Speridian technologies got a contract to create an online portal for Big Bazar who wants to get into e-commerce platform to deliver goods to their loyal customer at doorsteps,so that they get a hassle free service.</text:p>
      <text:p text:style-name="P12"><text:soft-page-break/>So Speridian will develop a login page, home page,account details,products,categories,payment gateway etc. These are product backlogs</text:p>
      <text:p text:style-name="P12"/>
      <text:p text:style-name="P12">For Home page Speridan will add features like loyalty number, customer id, address etc., this is a sprint back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4:14:33.389871747</meta:creation-date>
    <dc:date>2016-08-19T15:34:36.755382569</dc:date>
    <meta:editing-duration>PT15M30S</meta:editing-duration>
    <meta:editing-cycles>3</meta:editing-cycles>
    <meta:generator>LibreOffice/5.1.4.2$Linux_X86_64 LibreOffice_project/10m0$Build-2</meta:generator>
    <meta:document-statistic meta:table-count="1" meta:image-count="0" meta:object-count="0" meta:page-count="2" meta:paragraph-count="27" meta:word-count="502" meta:character-count="2808" meta:non-whitespace-character-count="2336"/>
  </office:meta>
</office:document-meta>
</file>